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32833333333333cm" style:use-optimal-column-width="true"/>
    </style:style>
    <style:style style:name="co2" style:family="table-column">
      <style:table-column-properties fo:break-before="auto" style:column-width="5.84729166666667cm" style:use-optimal-column-width="true"/>
    </style:style>
    <style:style style:name="co3" style:family="table-column">
      <style:table-column-properties fo:break-before="auto" style:column-width="2.56645833333333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ов A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1; 2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2">
            <text:p>3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2">
            <text:p>3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2">
            <text:p>5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4; 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2">
            <text:p>6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2">
            <text:p>9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HP</meta:initial-creator>
    <dc:creator>Валентина Котельникова</dc:creator>
    <meta:creation-date>2022-07-26T06:42:39Z</meta:creation-date>
    <dc:date>2025-10-03T11:08:11Z</dc:date>
  </office:meta>
</office:document-meta>
</file>